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tented capabilities of "determine_basal.py"</text:p>
      <text:p text:style-name="Standard"/>
      <text:p text:style-name="Standard">Using the</text:p>
      <text:p text:style-name="Standard"><text:s/>emulator I developed and tested several features and modifications. After verification I included those changes into my version of "determine_basal.py" as found in this repo. In the emulator routines the default values and flags are set such that standard AAPS behaviour is used.</text:p>
      <text:p text:style-name="Standard"/>
      <text:p text:style-name="P1">Mod-1</text:p>
      <text:p text:style-name="Standard">My basal rate is fairly low (0.3-0.4U/hr) and therefore my resulting maxBolus is very low and SMBs take ages to develop an impact. Therefore I added a factor "SMBratio" in case temptargetSet is active to bring maxBolus up into the order of 1U. In my current java implementation this factor is constant at 3.</text:p>
      <text:p text:style-name="Standard"/>
      <text:p text:style-name="P1">Mod-1a</text:p>
      <text:p text:style-name="Standard">For the same reason I also adapted maxBolus in case of SMB after meal. In my first attempt I introduced the new factor "maxBolusIOBRatio". Later I changed it be the same value as for the case temptargetSet depending on a switch flag "maxBolusIOBUsual". In my current java implementation this factor is constant at 3.</text:p>
      <text:p text:style-name="Standard"/>
      <text:p text:style-name="P1">Mod-2</text:p>
      <text:p text:style-name="Standard">Another trick to increase SMB is the ratio how much of insulinReq can be delivered as SMB. In the master version it is set at 0.5 as a saftey measure in case a second rig would issue the same SMB request. As I dont have a second rig that risk does not exist and I use "SMBRatio"=0.6. I could have gone higher but my Eversense CGM delivers noisy inputs and I want to keep a margin and not release too much insulin in error. In my current java implementation this factor is constant at 0.6.</text:p>
      <text:p text:style-name="Standard"/>
      <text:p text:style-name="P1">Mod-3</text:p>
      <text:p text:style-name="Standard">If bg rises by more than 20% then SMBs are disabled. I introduced a factor "maxDeltaRatio"=0.3 to allow higher increases. In theory I should check for a trend of rising bg over 2-3 steps to reduce the risk but I have not checked how to get hold of these numbers in the java version. In my current java implementation this factor is constant at 0.3.</text:p>
      <text:p text:style-name="Standard"/>
      <text:p text:style-name="P1">Mod-4</text:p>
      <text:p text:style-name="Standard">This variant has to do with the noisy Eversense data. Overnight I set a target of 90, but bg goes down below 90 and sometimes even fluctuates below 70. My interpretation is that insulin is released due to bg rises from noise. InsulinReq&gt;0 is a good option to start fighting a real rise in bg. My solution is to reduce the insulin if bg is below target, target is below 95 and the flag "insulinCapBelowTarget" is set. The reduction is small just below target and stronger further away from target. As an example for target=90 the BG/mmultiplier pairs are 50/0.00%; 60/0.00%; 70/0.33%; 80/0.67%; 85/0.83%. In my current java implementation this method is enab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20-02-23T13:32:54.58</meta:creation-date>
    <meta:document-statistic meta:table-count="0" meta:image-count="0" meta:object-count="0" meta:page-count="1" meta:paragraph-count="13" meta:word-count="435" meta:character-count="2480"/>
    <dc:date>2020-02-23T13:34:38.90</dc:date>
    <meta:editing-duration>PT00H01M44S</meta:editing-duration>
    <meta:editing-cycles>1</meta:editing-cycles>
    <meta:generator>OpenOffice.org/3.2$Win32 OpenOffice.org_project/320m12$Build-9483</meta:generator>
  </office:meta>
</office:document-meta>
</file>